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ikkoraportti 2</text:h>
      <text:p text:style-name="Text_20_body">Viikko 2 kului A* haun ensimmäiseen toteutukseen ja bottipohjaan tutustumiseen. Tällä hetkellä A* laskee vain lyhyimmän reitin kohteeseen ja on hieman buginen. Kirjoitin sille yhden testin, jota voi laajentaa tulevaisuudessa.</text:p>
      <text:p text:style-name="Text_20_body">Valinta bottipohjan AdvancedBotin ja SimpleBotin välillä oli vaikea. AdvancedBot antaa paremmat työkalut kartan käsittelyyn, koska se lukee ASCII-kartan ja jäsentelee siitä Mappeja (esim kaivosten sijainti). SimpleBot tarjoaa vain vähän kartan valmista käsittelyä. Siitä voisi kehittää tarkalleen haluamansa työkalut, mutta tämä vie aikaa. Valitsin lopulta AdvancedBotin, koska kartan tulkitsemiseen käytettävä työmäärä on mielestäni järevämpää käyttää botin tekoälyn kirjoittamiseen. </text:p>
      <text:p text:style-name="Text_20_body">Tämän viikon ongelman oli A* algoritmin debuggaus ja testaus. Ainut tapa testata koko bottia on harjoituspeli. Yksittäisten osien ja metodien testaaminen vaatii ponnisteluja.</text:p>
      <text:p text:style-name="Text_20_body">Seuraavalla viikolla viimeistelen reitinhaun ekan version, ja aloitan loggauksen ja tekoälyn tekemi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1M23S</meta:editing-duration>
    <meta:editing-cycles>25</meta:editing-cycles>
    <meta:generator>OpenOffice/4.1.1$Win32 OpenOffice.org_project/411m6$Build-9775</meta:generator>
    <dc:date>2015-09-10T21:20:58.20</dc:date>
    <dc:creator>Atte Walden</dc:creator>
    <meta:document-statistic meta:table-count="0" meta:image-count="0" meta:object-count="0" meta:page-count="1" meta:paragraph-count="5" meta:word-count="124" meta:character-count="1003"/>
    <meta:user-defined meta:name="Info 1"/>
    <meta:user-defined meta:name="Info 2"/>
    <meta:user-defined meta:name="Info 3"/>
    <meta:user-defined meta:name="Info 4"/>
  </office:meta>
</office:document-meta>
</file>